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20.2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41mm"/>
    </style:style>
    <style:style style:name="co7" style:family="table-column">
      <style:table-column-properties fo:break-before="auto" style:column-width="50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_output_parseado_DQ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5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Tam. Dataset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formula="of:=AVERAGE([.C2:.Q2])" office:value-type="float" office:value="100.928571428571" calcext:value-type="float">
            <text:p>10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2" table:formula="of:=AVERAGE([.R2];[.R10];[.R18];[.R26];[.R34];[.R42];[.R50];[.R58];[.R66];[.R74])" office:value-type="float" office:value="86.2214285714286" calcext:value-type="float">
            <text:p>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formula="of:=AVERAGE([.C3:.Q3])" office:value-type="float" office:value="89.0714285714286" calcext:value-type="float">
            <text:p>8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" table:formula="of:=AVERAGE([.R3];[.R11];[.R19];[.R27];[.R35];[.R43];[.R51];[.R59];[.R67];[.R75])" office:value-type="float" office:value="82.6571428571429" calcext:value-type="float">
            <text:p>8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formula="of:=AVERAGE([.C4:.Q4])" office:value-type="float" office:value="85.0714285714286" calcext:value-type="float">
            <text:p>85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style-name="ce2" table:formula="of:=AVERAGE([.R4];[.R12];[.R20];[.R28];[.R36];[.R44];[.R52];[.R60];[.R68];[.R76])" office:value-type="float" office:value="77.4928571428572" calcext:value-type="float">
            <text:p>7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formula="of:=AVERAGE([.C5:.Q5])" office:value-type="float" office:value="75.3571428571429" calcext:value-type="float">
            <text:p>7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2" table:formula="of:=AVERAGE([.R5];[.R13];[.R21];[.R29];[.R37];[.R45];[.R53];[.R61];[.R69];[.R77])" office:value-type="float" office:value="74.7428571428572" calcext:value-type="float">
            <text:p>7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formula="of:=AVERAGE([.C6:.Q6])" office:value-type="float" office:value="71.3571428571429" calcext:value-type="float">
            <text:p>71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style-name="ce2" table:formula="of:=AVERAGE([.R6];[.R14];[.R22];[.R30];[.R38];[.R46];[.R54];[.R62];[.R70];[.R78])" office:value-type="float" office:value="74.8" calcext:value-type="float">
            <text:p>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formula="of:=AVERAGE([.C7:.Q7])" office:value-type="float" office:value="71.0714285714286" calcext:value-type="float">
            <text:p>7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[.R7];[.R15];[.R23];[.R31];[.R39];[.R47];[.R55];[.R63];[.R71];[.R79])" office:value-type="float" office:value="75.1428571428572" calcext:value-type="float">
            <text:p>75</text:p>
          </table:table-cell>
        </table:table-row>
        <table:table-row table:style-name="ro1">
          <table:table-cell table:number-columns-repeated="21"/>
          <table:table-cell table:style-name="ce1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6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Tam. Dataset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formula="of:=AVERAGE([.C10:.Q10])" office:value-type="float" office:value="67.9285714285714" calcext:value-type="float">
            <text:p>6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2" table:formula="of:=AVERAGE([.R2];[.R10];[.R18];[.R26];[.R34];[.R42];[.R50];[.R58];[.R66])" office:value-type="float" office:value="79.3968253968254" calcext:value-type="float">
            <text:p>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formula="of:=AVERAGE([.C11:.Q11])" office:value-type="float" office:value="63.3571428571429" calcext:value-type="float">
            <text:p>6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" table:formula="of:=AVERAGE([.R3];[.R11];[.R19];[.R27];[.R35];[.R43];[.R51];[.R59];[.R67])" office:value-type="float" office:value="76.4285714285714" calcext:value-type="float">
            <text:p>7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formula="of:=AVERAGE([.C12:.Q12])" office:value-type="float" office:value="63.2142857142857" calcext:value-type="float">
            <text:p>63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style-name="ce2" table:formula="of:=AVERAGE([.R4];[.R12];[.R20];[.R28];[.R36];[.R44];[.R52];[.R60];[.R68])" office:value-type="float" office:value="70.7301587301587" calcext:value-type="float">
            <text:p>7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formula="of:=AVERAGE([.C13:.Q13])" office:value-type="float" office:value="60.6428571428572" calcext:value-type="float">
            <text:p>61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2" table:formula="of:=AVERAGE([.R5];[.R13];[.R21];[.R29];[.R37];[.R45];[.R53];[.R61];[.R69])" office:value-type="float" office:value="68.531746031746" calcext:value-type="float">
            <text:p>6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formula="of:=AVERAGE([.C14:.Q14])" office:value-type="float" office:value="61.6428571428571" calcext:value-type="float">
            <text:p>62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style-name="ce2" table:formula="of:=AVERAGE([.R6];[.R14];[.R22];[.R30];[.R38];[.R46];[.R54];[.R62];[.R70])" office:value-type="float" office:value="68.1904761904762" calcext:value-type="float">
            <text:p>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formula="of:=AVERAGE([.C15:.Q15])" office:value-type="float" office:value="59.0714285714286" calcext:value-type="float">
            <text:p>5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[.R7];[.R15];[.R23];[.R31];[.R39];[.R47];[.R55];[.R63];[.R71])" office:value-type="float" office:value="67.4126984126984" calcext:value-type="float">
            <text:p>6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7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formula="of:=AVERAGE([.C18:.Q18])" office:value-type="float" office:value="53.7142857142857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formula="of:=AVERAGE([.C19:.Q19])" office:value-type="float" office:value="55.5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formula="of:=AVERAGE([.C20:.Q20])" office:value-type="float" office:value="51.6428571428571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formula="of:=AVERAGE([.C21:.Q21])" office:value-type="float" office:value="46.7857142857143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formula="of:=AVERAGE([.C22:.Q22])" office:value-type="float" office:value="44.6428571428571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formula="of:=AVERAGE([.C23:.Q23])" office:value-type="float" office:value="45.3571428571429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8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formula="of:=AVERAGE([.C26:.Q26])" office:value-type="float" office:value="82.785714285714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formula="of:=AVERAGE([.C27:.Q27])" office:value-type="float" office:value="80.0714285714286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formula="of:=AVERAGE([.C28:.Q28])" office:value-type="float" office:value="74.3571428571429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formula="of:=AVERAGE([.C29:.Q29])" office:value-type="float" office:value="77.6428571428571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formula="of:=AVERAGE([.C30:.Q30])" office:value-type="float" office:value="76.8571428571429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formula="of:=AVERAGE([.C31:.Q31])" office:value-type="float" office:value="77.3571428571429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9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formula="of:=AVERAGE([.C34:.Q34])" office:value-type="float" office:value="70.4285714285714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formula="of:=AVERAGE([.C35:.Q35])" office:value-type="float" office:value="83.928571428571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formula="of:=AVERAGE([.C36:.Q36])" office:value-type="float" office:value="75.6428571428571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formula="of:=AVERAGE([.C37:.Q37])" office:value-type="float" office:value="74.5714285714286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formula="of:=AVERAGE([.C38:.Q38])" office:value-type="float" office:value="78.3571428571429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formula="of:=AVERAGE([.C39:.Q39])" office:value-type="float" office:value="77.9285714285714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0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formula="of:=AVERAGE([.C42:.Q42])" office:value-type="float" office:value="95.2142857142857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formula="of:=AVERAGE([.C43:.Q43])" office:value-type="float" office:value="86.2857142857143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formula="of:=AVERAGE([.C44:.Q44])" office:value-type="float" office:value="76.714285714285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formula="of:=AVERAGE([.C45:.Q45])" office:value-type="float" office:value="77.7142857142857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formula="of:=AVERAGE([.C46:.Q46])" office:value-type="float" office:value="77.5714285714286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formula="of:=AVERAGE([.C47:.Q47])" office:value-type="float" office:value="75.0714285714286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1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formula="of:=AVERAGE([.C50:.Q50])" office:value-type="float" office:value="80.7857142857143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75" calcext:value-type="float">
            <text:p>75</text:p>
          </table:table-cell>
          <table:table-cell/>
          <table:table-cell table:style-name="ce2" table:formula="of:=AVERAGE([.C51:.Q51])" office:value-type="float" office:value="78.0714285714286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formula="of:=AVERAGE([.C52:.Q52])" office:value-type="float" office:value="77.2857142857143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9" office:value-type="float" office:value="75" calcext:value-type="float">
            <text:p>75</text:p>
          </table:table-cell>
          <table:table-cell/>
          <table:table-cell table:style-name="ce2" table:formula="of:=AVERAGE([.C53:.Q53])" office:value-type="float" office:value="75.5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formula="of:=AVERAGE([.C54:.Q54])" office:value-type="float" office:value="75.5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style-name="ce2" table:formula="of:=AVERAGE([.C55:.Q55])" office:value-type="float" office:value="74.9285714285714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2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formula="of:=AVERAGE([.C58:.Q58])" office:value-type="float" office:value="71.8571428571429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formula="of:=AVERAGE([.C59:.Q59])" office:value-type="float" office:value="62.8571428571429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formula="of:=AVERAGE([.C60:.Q60])" office:value-type="float" office:value="52.8571428571429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formula="of:=AVERAGE([.C61:.Q61])" office:value-type="float" office:value="50.3571428571429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formula="of:=AVERAGE([.C62:.Q62])" office:value-type="float" office:value="50.7857142857143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formula="of:=AVERAGE([.C63:.Q63])" office:value-type="float" office:value="47.9285714285714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3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formula="of:=AVERAGE([.C66:.Q66])" office:value-type="float" office:value="90.9285714285714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formula="of:=AVERAGE([.C67:.Q67])" office:value-type="float" office:value="88.7142857142857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formula="of:=AVERAGE([.C68:.Q68])" office:value-type="float" office:value="79.7857142857143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table:style-name="ce2" table:formula="of:=AVERAGE([.C69:.Q69])" office:value-type="float" office:value="78.2142857142857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formula="of:=AVERAGE([.C70:.Q70])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formula="of:=AVERAGE([.C71:.Q71])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4 -</text:p>
          </table:table-cell>
          <table:table-cell table:number-columns-repeated="15"/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formula="of:=AVERAGE([.C74:.Q74])" office:value-type="float" office:value="147.642857142857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formula="of:=AVERAGE([.C75:.Q75])" office:value-type="float" office:value="138.714285714286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formula="of:=AVERAGE([.C76:.Q76])" office:value-type="float" office:value="138.357142857143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formula="of:=AVERAGE([.C77:.Q77])" office:value-type="float" office:value="130.642857142857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formula="of:=AVERAGE([.C78:.Q78])" office:value-type="float" office:value="134.28571428571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formula="of:=AVERAGE([.C79:.Q79])" office:value-type="float" office:value="144.714285714286" calcext:value-type="float">
            <text:p>145</text:p>
          </table:table-cell>
          <table:table-cell table:number-columns-repeated="4"/>
        </table:table-row>
        <table:table-row table:style-name="ro1" table:number-rows-repeated="104849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12:02:26.203005120</dc:date>
    <meta:editing-duration>PT12M41S</meta:editing-duration>
    <meta:editing-cycles>4</meta:editing-cycles>
    <meta:generator>LibreOffice/6.0.7.3$Linux_X86_64 LibreOffice_project/00m0$Build-3</meta:generator>
    <meta:document-statistic meta:table-count="1" meta:cell-count="1078" meta:object-count="0"/>
  </office:meta>
</office:document-meta>
</file>